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97.35" calcext:value-type="float">
            <text:p>97.35</text:p>
          </table:table-cell>
          <table:table-cell/>
          <table:table-cell table:formula="of:=[.A1]-[.A2]" office:value-type="float" office:value="72.9" calcext:value-type="float">
            <text:p>72.9</text:p>
          </table:table-cell>
        </table:table-row>
        <table:table-row table:style-name="ro1">
          <table:table-cell office:value-type="float" office:value="24.45" calcext:value-type="float">
            <text:p>24.45</text:p>
          </table:table-cell>
          <table:table-cell/>
          <table:table-cell table:formula="of:=[.C1]/[.A1]*100" office:value-type="float" office:value="74.884437596302" calcext:value-type="float">
            <text:p>74.884437596302</text:p>
          </table:table-cell>
        </table:table-row>
      </table:table>
      <table:table table:name="Sheet2" table:style-name="ta1">
        <table:shapes>
          <draw:frame draw:z-index="0" draw:style-name="gr1" draw:text-style-name="P1" svg:width="6.2988in" svg:height="3.5429in" svg:x="10.0776in" svg:y="1.9535in">
            <draw:object draw:notify-on-update-of-ranges="Sheet2.B11:Sheet2.B16 Sheet2.C10:Sheet2.C10 Sheet2.C11:Sheet2.C16 Sheet2.D10:Sheet2.D10 Sheet2.D11:Sheet2.D16 Sheet2.E10:Sheet2.E10 Sheet2.E11:Sheet2.E16 Sheet2.F10:Sheet2.F10 Sheet2.F11:Sheet2.F16 Sheet2.G10:Sheet2.G10 Sheet2.G11:Sheet2.G16 Sheet2.H10:Sheet2.H10 Sheet2.H11:Sheet2.H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708.523" calcext:value-type="float">
            <text:p>64708.52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66753.89857687" calcext:value-type="float">
            <text:p>1066753.89857687</text:p>
          </table:table-cell>
          <table:table-cell office:value-type="float" office:value="1932001.07278013" calcext:value-type="float">
            <text:p>1932001.07278013</text:p>
          </table:table-cell>
          <table:table-cell office:value-type="float" office:value="91943.1563781354" calcext:value-type="float">
            <text:p>91943.1563781354</text:p>
          </table:table-cell>
          <table:table-cell office:value-type="float" office:value="154392.058657501" calcext:value-type="float">
            <text:p>154392.058657501</text:p>
          </table:table-cell>
          <table:table-cell office:value-type="float" office:value="79926.6298475946" calcext:value-type="float">
            <text:p>79926.6298475946</text:p>
          </table:table-cell>
          <table:table-cell office:value-type="float" office:value="72314.6602252314" calcext:value-type="float">
            <text:p>72314.660225231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0712.644" calcext:value-type="float">
            <text:p>460712.64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11813.687916641" calcext:value-type="float">
            <text:p>111813.687916641</text:p>
          </table:table-cell>
          <table:table-cell office:value-type="float" office:value="1289395.3455391" calcext:value-type="float">
            <text:p>1289395.3455391</text:p>
          </table:table-cell>
          <table:table-cell office:value-type="float" office:value="95074.6783981358" calcext:value-type="float">
            <text:p>95074.6783981358</text:p>
          </table:table-cell>
          <table:table-cell office:value-type="float" office:value="187356.825301224" calcext:value-type="float">
            <text:p>187356.825301224</text:p>
          </table:table-cell>
          <table:table-cell office:value-type="float" office:value="91374.4239295693" calcext:value-type="float">
            <text:p>91374.4239295693</text:p>
          </table:table-cell>
          <table:table-cell office:value-type="float" office:value="260711.498568095" calcext:value-type="float">
            <text:p>260711.49856809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05036.015" calcext:value-type="float">
            <text:p>1305036.0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21116.494521634" calcext:value-type="float">
            <text:p>121116.494521634</text:p>
          </table:table-cell>
          <table:table-cell office:value-type="float" office:value="1198427.99770428" calcext:value-type="float">
            <text:p>1198427.99770428</text:p>
          </table:table-cell>
          <table:table-cell office:value-type="float" office:value="87899.1885938599" calcext:value-type="float">
            <text:p>87899.1885938599</text:p>
          </table:table-cell>
          <table:table-cell office:value-type="float" office:value="102655.564981187" calcext:value-type="float">
            <text:p>102655.564981187</text:p>
          </table:table-cell>
          <table:table-cell office:value-type="float" office:value="300508.080066028" calcext:value-type="float">
            <text:p>300508.080066028</text:p>
          </table:table-cell>
          <table:table-cell office:value-type="float" office:value="337283.445927959" calcext:value-type="float">
            <text:p>337283.445927959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405551.332" calcext:value-type="float">
            <text:p>2405551.3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30562.905168861" calcext:value-type="float">
            <text:p>130562.905168861</text:p>
          </table:table-cell>
          <table:table-cell office:value-type="float" office:value="1176517.7923823" calcext:value-type="float">
            <text:p>1176517.7923823</text:p>
          </table:table-cell>
          <table:table-cell office:value-type="float" office:value="166264.857928619" calcext:value-type="float">
            <text:p>166264.857928619</text:p>
          </table:table-cell>
          <table:table-cell office:value-type="float" office:value="95412.5080567634" calcext:value-type="float">
            <text:p>95412.5080567634</text:p>
          </table:table-cell>
          <table:table-cell office:value-type="float" office:value="398947.360853581" calcext:value-type="float">
            <text:p>398947.360853581</text:p>
          </table:table-cell>
          <table:table-cell office:value-type="float" office:value="327502.174210828" calcext:value-type="float">
            <text:p>327502.174210828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567500.368" calcext:value-type="float">
            <text:p>3567500.36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23882.25881552" calcext:value-type="float">
            <text:p>123882.25881552</text:p>
          </table:table-cell>
          <table:table-cell office:value-type="float" office:value="1474864.41220679" calcext:value-type="float">
            <text:p>1474864.41220679</text:p>
          </table:table-cell>
          <table:table-cell office:value-type="float" office:value="181761.443803984" calcext:value-type="float">
            <text:p>181761.443803984</text:p>
          </table:table-cell>
          <table:table-cell office:value-type="float" office:value="97885.6153033734" calcext:value-type="float">
            <text:p>97885.6153033734</text:p>
          </table:table-cell>
          <table:table-cell office:value-type="float" office:value="400544.939240702" calcext:value-type="float">
            <text:p>400544.939240702</text:p>
          </table:table-cell>
          <table:table-cell office:value-type="float" office:value="411329.798435889" calcext:value-type="float">
            <text:p>411329.798435889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083084.047" calcext:value-type="float">
            <text:p>4083084.04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26646.036050424" calcext:value-type="float">
            <text:p>126646.036050424</text:p>
          </table:table-cell>
          <table:table-cell office:value-type="float" office:value="1448430.87032697" calcext:value-type="float">
            <text:p>1448430.87032697</text:p>
          </table:table-cell>
          <table:table-cell office:value-type="float" office:value="205718.541945495" calcext:value-type="float">
            <text:p>205718.541945495</text:p>
          </table:table-cell>
          <table:table-cell office:value-type="float" office:value="157676.159358492" calcext:value-type="float">
            <text:p>157676.159358492</text:p>
          </table:table-cell>
          <table:table-cell office:value-type="float" office:value="359749.276633127" calcext:value-type="float">
            <text:p>359749.276633127</text:p>
          </table:table-cell>
          <table:table-cell office:value-type="float" office:value="329435.457126065" calcext:value-type="float">
            <text:p>329435.457126065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Uncompressing</text:p>
          </table:table-cell>
          <table:table-cell office:value-type="string" calcext:value-type="string">
            <text:p>Indexing</text:p>
          </table:table-cell>
          <table:table-cell office:value-type="string" calcext:value-type="string">
            <text:p>Radiometric</text:p>
          </table:table-cell>
          <table:table-cell office:value-type="string" calcext:value-type="string">
            <text:p>Atmospheric</text:p>
          </table:table-cell>
          <table:table-cell office:value-type="string" calcext:value-type="string">
            <text:p>ToRGB</text:p>
          </table:table-cell>
          <table:table-cell office:value-type="string" calcext:value-type="string">
            <text:p>Derivatives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708.523" calcext:value-type="float">
            <text:p>64708.523</text:p>
          </table:table-cell>
          <table:table-cell office:value-type="float" office:value="1066753.89857687" calcext:value-type="float">
            <text:p>1066753.89857687</text:p>
          </table:table-cell>
          <table:table-cell office:value-type="float" office:value="1232001.07278013" calcext:value-type="float">
            <text:p>1232001.07278013</text:p>
          </table:table-cell>
          <table:table-cell office:value-type="float" office:value="91943.1563781354" calcext:value-type="float">
            <text:p>91943.1563781354</text:p>
          </table:table-cell>
          <table:table-cell office:value-type="float" office:value="154392.058657501" calcext:value-type="float">
            <text:p>154392.058657501</text:p>
          </table:table-cell>
          <table:table-cell office:value-type="float" office:value="79926.6298475946" calcext:value-type="float">
            <text:p>79926.6298475946</text:p>
          </table:table-cell>
          <table:table-cell office:value-type="float" office:value="72314.6602252314" calcext:value-type="float">
            <text:p>72314.6602252314</text:p>
          </table:table-cell>
          <table:table-cell/>
          <table:table-cell table:style-name="ce1" office:value-type="float" office:value="47895.3735134" calcext:value-type="float">
            <text:p>47895.373513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0712.644" calcext:value-type="float">
            <text:p>460712.644</text:p>
          </table:table-cell>
          <table:table-cell office:value-type="float" office:value="1110813.68791664" calcext:value-type="float">
            <text:p>1110813.68791664</text:p>
          </table:table-cell>
          <table:table-cell office:value-type="float" office:value="1289395.3455391" calcext:value-type="float">
            <text:p>1289395.3455391</text:p>
          </table:table-cell>
          <table:table-cell office:value-type="float" office:value="95074.6783981358" calcext:value-type="float">
            <text:p>95074.6783981358</text:p>
          </table:table-cell>
          <table:table-cell office:value-type="float" office:value="187356.825301224" calcext:value-type="float">
            <text:p>187356.825301224</text:p>
          </table:table-cell>
          <table:table-cell office:value-type="float" office:value="91374.4239295693" calcext:value-type="float">
            <text:p>91374.4239295693</text:p>
          </table:table-cell>
          <table:table-cell office:value-type="float" office:value="260711.498568095" calcext:value-type="float">
            <text:p>260711.49856809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305036.015" calcext:value-type="float">
            <text:p>1305036.015</text:p>
          </table:table-cell>
          <table:table-cell office:value-type="float" office:value="1211106.49452163" calcext:value-type="float">
            <text:p>1211106.49452163</text:p>
          </table:table-cell>
          <table:table-cell office:value-type="float" office:value="1198427.99770428" calcext:value-type="float">
            <text:p>1198427.99770428</text:p>
          </table:table-cell>
          <table:table-cell office:value-type="float" office:value="87899.1885938599" calcext:value-type="float">
            <text:p>87899.1885938599</text:p>
          </table:table-cell>
          <table:table-cell office:value-type="float" office:value="172655.564981187" calcext:value-type="float">
            <text:p>172655.564981187</text:p>
          </table:table-cell>
          <table:table-cell office:value-type="float" office:value="300508.080066028" calcext:value-type="float">
            <text:p>300508.080066028</text:p>
          </table:table-cell>
          <table:table-cell office:value-type="float" office:value="337283.445927959" calcext:value-type="float">
            <text:p>337283.445927959</text:p>
          </table:table-cell>
          <table:table-cell/>
          <table:table-cell table:formula="of:=[.J11]*85.2" office:value-type="float" office:value="4080685.82334168" calcext:value-type="float">
            <text:p>4080685.8233416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05551.332" calcext:value-type="float">
            <text:p>2405551.332</text:p>
          </table:table-cell>
          <table:table-cell office:value-type="float" office:value="1305602.90516886" calcext:value-type="float">
            <text:p>1305602.90516886</text:p>
          </table:table-cell>
          <table:table-cell office:value-type="float" office:value="1176517.7923823" calcext:value-type="float">
            <text:p>1176517.7923823</text:p>
          </table:table-cell>
          <table:table-cell office:value-type="float" office:value="166264.857928619" calcext:value-type="float">
            <text:p>166264.857928619</text:p>
          </table:table-cell>
          <table:table-cell office:value-type="float" office:value="195412.508056763" calcext:value-type="float">
            <text:p>195412.508056763</text:p>
          </table:table-cell>
          <table:table-cell office:value-type="float" office:value="398947.360853581" calcext:value-type="float">
            <text:p>398947.360853581</text:p>
          </table:table-cell>
          <table:table-cell office:value-type="float" office:value="327502.174210828" calcext:value-type="float">
            <text:p>327502.174210828</text:p>
          </table:table-cell>
          <table:table-cell/>
          <table:table-cell table:formula="of:=[.J13]/1000/60" office:value-type="float" office:value="68.011430389028" calcext:value-type="float">
            <text:p>68.0114303890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67500.368" calcext:value-type="float">
            <text:p>3567500.368</text:p>
          </table:table-cell>
          <table:table-cell office:value-type="float" office:value="1238082.25881552" calcext:value-type="float">
            <text:p>1238082.25881552</text:p>
          </table:table-cell>
          <table:table-cell office:value-type="float" office:value="1474864.41220679" calcext:value-type="float">
            <text:p>1474864.41220679</text:p>
          </table:table-cell>
          <table:table-cell office:value-type="float" office:value="181761.443803984" calcext:value-type="float">
            <text:p>181761.443803984</text:p>
          </table:table-cell>
          <table:table-cell office:value-type="float" office:value="197885.615303373" calcext:value-type="float">
            <text:p>197885.615303373</text:p>
          </table:table-cell>
          <table:table-cell office:value-type="float" office:value="400544.939240702" calcext:value-type="float">
            <text:p>400544.939240702</text:p>
          </table:table-cell>
          <table:table-cell office:value-type="float" office:value="411329.798435889" calcext:value-type="float">
            <text:p>411329.798435889</text:p>
          </table:table-cell>
          <table:table-cell table:number-columns-repeated="9"/>
        </table:table-row>
        <table:table-row table:style-name="ro1">
          <table:table-cell/>
          <table:table-cell office:value-type="float" office:value="4083084.047" calcext:value-type="float">
            <text:p>4083084.047</text:p>
          </table:table-cell>
          <table:table-cell office:value-type="float" office:value="1266046.03605042" calcext:value-type="float">
            <text:p>1266046.03605042</text:p>
          </table:table-cell>
          <table:table-cell office:value-type="float" office:value="1448430.87032697" calcext:value-type="float">
            <text:p>1448430.87032697</text:p>
          </table:table-cell>
          <table:table-cell office:value-type="float" office:value="205718.541945495" calcext:value-type="float">
            <text:p>205718.541945495</text:p>
          </table:table-cell>
          <table:table-cell office:value-type="float" office:value="207676.159358492" calcext:value-type="float">
            <text:p>207676.159358492</text:p>
          </table:table-cell>
          <table:table-cell office:value-type="float" office:value="559749.276633127" calcext:value-type="float">
            <text:p>559749.276633127</text:p>
          </table:table-cell>
          <table:table-cell office:value-type="float" office:value="429435.457126065" calcext:value-type="float">
            <text:p>429435.457126065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8"/>
          <table:table-cell table:formula="of:=[.H12]-[.H11]" office:value-type="float" office:value="188396.838342864" calcext:value-type="float">
            <text:p>188396.838342864</text:p>
          </table:table-cell>
          <table:table-cell table:number-columns-repeated="8"/>
        </table:table-row>
        <table:table-row table:style-name="ro1">
          <table:table-cell table:number-columns-repeated="8"/>
          <table:table-cell table:formula="of:=[.I18]/[.H12]" office:value-type="float" office:value="0.722625735257536" calcext:value-type="float">
            <text:p>0.722625735257536</text:p>
          </table:table-cell>
          <table:table-cell table:number-columns-repeated="8"/>
        </table:table-row>
        <table:table-row table:style-name="ro1" table:number-rows-repeated="4">
          <table:table-cell table:number-columns-repeated="17"/>
        </table:table-row>
        <table:table-row table:style-name="ro1">
          <table:table-cell/>
          <table:table-cell table:formula="of:=[.B11]/1000" office:value-type="float" office:value="64.708523" calcext:value-type="float">
            <text:p>64.708523</text:p>
          </table:table-cell>
          <table:table-cell table:formula="of:=[.C11]/125" office:value-type="float" office:value="8534.03118861496" calcext:value-type="float">
            <text:p>8534.03118861496</text:p>
          </table:table-cell>
          <table:table-cell table:formula="of:=[.D11]/125" office:value-type="float" office:value="9856.00858224104" calcext:value-type="float">
            <text:p>9856.00858224104</text:p>
          </table:table-cell>
          <table:table-cell table:formula="of:=[.E11]/125" office:value-type="float" office:value="735.545251025083" calcext:value-type="float">
            <text:p>735.545251025083</text:p>
          </table:table-cell>
          <table:table-cell table:formula="of:=[.F11]/125" office:value-type="float" office:value="1235.13646926001" calcext:value-type="float">
            <text:p>1235.13646926001</text:p>
          </table:table-cell>
          <table:table-cell table:formula="of:=[.G11]/125" office:value-type="float" office:value="639.413038780757" calcext:value-type="float">
            <text:p>639.413038780757</text:p>
          </table:table-cell>
          <table:table-cell table:formula="of:=[.H11]/125" office:value-type="float" office:value="578.517281801851" calcext:value-type="float">
            <text:p>578.517281801851</text:p>
          </table:table-cell>
          <table:table-cell table:number-columns-repeated="9"/>
        </table:table-row>
        <table:table-row table:style-name="ro1">
          <table:table-cell/>
          <table:table-cell table:formula="of:=[.B12]/1000" office:value-type="float" office:value="460.712644" calcext:value-type="float">
            <text:p>460.712644</text:p>
          </table:table-cell>
          <table:table-cell table:formula="of:=[.C12]/125" office:value-type="float" office:value="8886.50950333312" calcext:value-type="float">
            <text:p>8886.50950333312</text:p>
          </table:table-cell>
          <table:table-cell table:formula="of:=[.D12]/125" office:value-type="float" office:value="10315.1627643128" calcext:value-type="float">
            <text:p>10315.1627643128</text:p>
          </table:table-cell>
          <table:table-cell table:formula="of:=[.E12]/125" office:value-type="float" office:value="760.597427185086" calcext:value-type="float">
            <text:p>760.597427185086</text:p>
          </table:table-cell>
          <table:table-cell table:formula="of:=[.F12]/125" office:value-type="float" office:value="1498.85460240979" calcext:value-type="float">
            <text:p>1498.85460240979</text:p>
          </table:table-cell>
          <table:table-cell table:formula="of:=[.G12]/125" office:value-type="float" office:value="730.995391436554" calcext:value-type="float">
            <text:p>730.995391436554</text:p>
          </table:table-cell>
          <table:table-cell table:formula="of:=[.H12]/125" office:value-type="float" office:value="2085.69198854476" calcext:value-type="float">
            <text:p>2085.69198854476</text:p>
          </table:table-cell>
          <table:table-cell table:number-columns-repeated="9"/>
        </table:table-row>
        <table:table-row table:style-name="ro1">
          <table:table-cell/>
          <table:table-cell table:formula="of:=[.B13]/1000" office:value-type="float" office:value="1305.036015" calcext:value-type="float">
            <text:p>1305.036015</text:p>
          </table:table-cell>
          <table:table-cell table:formula="of:=[.C13]/125" office:value-type="float" office:value="9688.85195617304" calcext:value-type="float">
            <text:p>9688.85195617304</text:p>
          </table:table-cell>
          <table:table-cell table:formula="of:=[.D13]/125" office:value-type="float" office:value="9587.42398163424" calcext:value-type="float">
            <text:p>9587.42398163424</text:p>
          </table:table-cell>
          <table:table-cell table:formula="of:=[.E13]/125" office:value-type="float" office:value="703.193508750879" calcext:value-type="float">
            <text:p>703.193508750879</text:p>
          </table:table-cell>
          <table:table-cell table:formula="of:=[.F13]/125" office:value-type="float" office:value="1381.2445198495" calcext:value-type="float">
            <text:p>1381.2445198495</text:p>
          </table:table-cell>
          <table:table-cell table:formula="of:=[.G13]/125" office:value-type="float" office:value="2404.06464052822" calcext:value-type="float">
            <text:p>2404.06464052822</text:p>
          </table:table-cell>
          <table:table-cell table:formula="of:=[.H13]/125" office:value-type="float" office:value="2698.26756742367" calcext:value-type="float">
            <text:p>2698.26756742367</text:p>
          </table:table-cell>
          <table:table-cell table:number-columns-repeated="9"/>
        </table:table-row>
        <table:table-row table:style-name="ro1">
          <table:table-cell/>
          <table:table-cell table:formula="of:=[.B14]/1000" office:value-type="float" office:value="2405.551332" calcext:value-type="float">
            <text:p>2405.551332</text:p>
          </table:table-cell>
          <table:table-cell table:formula="of:=[.C14]/125" office:value-type="float" office:value="10444.8232413509" calcext:value-type="float">
            <text:p>10444.8232413509</text:p>
          </table:table-cell>
          <table:table-cell table:formula="of:=[.D14]/125" office:value-type="float" office:value="9412.1423390584" calcext:value-type="float">
            <text:p>9412.1423390584</text:p>
          </table:table-cell>
          <table:table-cell table:formula="of:=[.E14]/125" office:value-type="float" office:value="1330.11886342895" calcext:value-type="float">
            <text:p>1330.11886342895</text:p>
          </table:table-cell>
          <table:table-cell table:formula="of:=[.F14]/125" office:value-type="float" office:value="1563.3000644541" calcext:value-type="float">
            <text:p>1563.3000644541</text:p>
          </table:table-cell>
          <table:table-cell table:formula="of:=[.G14]/125" office:value-type="float" office:value="3191.57888682865" calcext:value-type="float">
            <text:p>3191.57888682865</text:p>
          </table:table-cell>
          <table:table-cell table:formula="of:=[.H14]/125" office:value-type="float" office:value="2620.01739368662" calcext:value-type="float">
            <text:p>2620.01739368662</text:p>
          </table:table-cell>
          <table:table-cell table:number-columns-repeated="9"/>
        </table:table-row>
        <table:table-row table:style-name="ro1">
          <table:table-cell/>
          <table:table-cell table:formula="of:=[.B15]/1000" office:value-type="float" office:value="3567.500368" calcext:value-type="float">
            <text:p>3567.500368</text:p>
          </table:table-cell>
          <table:table-cell table:formula="of:=[.C15]/125" office:value-type="float" office:value="9904.65807052416" calcext:value-type="float">
            <text:p>9904.65807052416</text:p>
          </table:table-cell>
          <table:table-cell table:formula="of:=[.D15]/125" office:value-type="float" office:value="11798.9152976543" calcext:value-type="float">
            <text:p>11798.9152976543</text:p>
          </table:table-cell>
          <table:table-cell table:formula="of:=[.E15]/125" office:value-type="float" office:value="1454.09155043187" calcext:value-type="float">
            <text:p>1454.09155043187</text:p>
          </table:table-cell>
          <table:table-cell table:formula="of:=[.F15]/125" office:value-type="float" office:value="1583.08492242698" calcext:value-type="float">
            <text:p>1583.08492242698</text:p>
          </table:table-cell>
          <table:table-cell table:formula="of:=[.G15]/125" office:value-type="float" office:value="3204.35951392562" calcext:value-type="float">
            <text:p>3204.35951392562</text:p>
          </table:table-cell>
          <table:table-cell table:formula="of:=[.H15]/125" office:value-type="float" office:value="3290.63838748711" calcext:value-type="float">
            <text:p>3290.63838748711</text:p>
          </table:table-cell>
          <table:table-cell table:number-columns-repeated="9"/>
        </table:table-row>
        <table:table-row table:style-name="ro1">
          <table:table-cell/>
          <table:table-cell table:formula="of:=[.B16]/1000" office:value-type="float" office:value="4083.084047" calcext:value-type="float">
            <text:p>4083.084047</text:p>
          </table:table-cell>
          <table:table-cell table:formula="of:=[.C16]/125" office:value-type="float" office:value="10128.3682884034" calcext:value-type="float">
            <text:p>10128.3682884034</text:p>
          </table:table-cell>
          <table:table-cell table:formula="of:=[.D16]/125" office:value-type="float" office:value="11587.4469626158" calcext:value-type="float">
            <text:p>11587.4469626158</text:p>
          </table:table-cell>
          <table:table-cell table:formula="of:=[.E16]/125" office:value-type="float" office:value="1645.74833556396" calcext:value-type="float">
            <text:p>1645.74833556396</text:p>
          </table:table-cell>
          <table:table-cell table:formula="of:=[.F16]/125" office:value-type="float" office:value="1661.40927486794" calcext:value-type="float">
            <text:p>1661.40927486794</text:p>
          </table:table-cell>
          <table:table-cell table:formula="of:=[.G16]/125" office:value-type="float" office:value="4477.99421306502" calcext:value-type="float">
            <text:p>4477.99421306502</text:p>
          </table:table-cell>
          <table:table-cell table:formula="of:=[.H16]/125" office:value-type="float" office:value="3435.48365700852" calcext:value-type="float">
            <text:p>3435.4836570085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7]/125" office:value-type="float" office:value="0" calcext:value-type="float">
            <text:p>0</text:p>
          </table:table-cell>
          <table:table-cell table:formula="of:=[.D17]/125" office:value-type="float" office:value="0" calcext:value-type="float">
            <text:p>0</text:p>
          </table:table-cell>
          <table:table-cell table:formula="of:=[.E17]/125" office:value-type="float" office:value="0" calcext:value-type="float">
            <text:p>0</text:p>
          </table:table-cell>
          <table:table-cell table:formula="of:=[.F17]/125" office:value-type="float" office:value="0" calcext:value-type="float">
            <text:p>0</text:p>
          </table:table-cell>
          <table:table-cell table:formula="of:=[.G17]/125" office:value-type="float" office:value="0" calcext:value-type="float">
            <text:p>0</text:p>
          </table:table-cell>
          <table:table-cell table:formula="of:=[.H17]/125"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64.708523" calcext:value-type="float">
            <text:p>64.70852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/>
          <table:table-cell office:value-type="float" office:value="460.712644" calcext:value-type="float">
            <text:p>460.71264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B11]+[.J11]" office:value-type="float" office:value="112603.8965134" calcext:value-type="float">
            <text:p>112603.8965134</text:p>
          </table:table-cell>
          <table:table-cell table:number-columns-repeated="2"/>
          <table:table-cell table:formula="of:=1 * 0.44" office:value-type="float" office:value="0.44" calcext:value-type="float">
            <text:p>0.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05.036015" calcext:value-type="float">
            <text:p>1305.0360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B12]+([.J11]*[.H1])" office:value-type="float" office:value="795980.2585938" calcext:value-type="float">
            <text:p>795980.25859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05.551332" calcext:value-type="float">
            <text:p>2405.5513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B13]+([.J11]*[.G2])" office:value-type="float" office:value="2119257.3647278" calcext:value-type="float">
            <text:p>2119257.36472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67.500368" calcext:value-type="float">
            <text:p>3567.50036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B14]+([.J11]*[.E3])" office:value-type="float" office:value="3746621.7903752" calcext:value-type="float">
            <text:p>3746621.79037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83.084047" calcext:value-type="float">
            <text:p>4083.08404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B15]+([.J11]*[.E4])" office:value-type="float" office:value="4908570.8263752" calcext:value-type="float">
            <text:p>4908570.8263752</text:p>
          </table:table-cell>
          <table:table-cell table:number-columns-repeated="6"/>
        </table:table-row>
        <table:table-row table:style-name="ro1">
          <table:table-cell table:number-columns-repeated="10"/>
          <table:table-cell table:formula="of:=[.B16]+([.J11]*[.F6])" office:value-type="float" office:value="5424154.5053752" calcext:value-type="float">
            <text:p>5424154.5053752</text:p>
          </table:table-cell>
          <table:table-cell table:number-columns-repeated="6"/>
        </table:table-row>
        <table:table-row table:style-name="ro1">
          <table:table-cell/>
          <table:table-cell table:formula="of:=[.B39]/60" office:value-type="float" office:value="68.0514007833333" calcext:value-type="float">
            <text:p>68.0514007833333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0"/>
          <table:table-cell table:formula="of:=[.K35]/1000" office:value-type="float" office:value="112.6038965134" calcext:value-type="float">
            <text:p>112.6038965134</text:p>
          </table:table-cell>
          <table:table-cell office:value-type="float" office:value="8534.03118861495" calcext:value-type="float">
            <text:p>8534.03118861495</text:p>
          </table:table-cell>
          <table:table-cell office:value-type="float" office:value="9856.00858224104" calcext:value-type="float">
            <text:p>9856.00858224104</text:p>
          </table:table-cell>
          <table:table-cell office:value-type="float" office:value="735.545251025083" calcext:value-type="float">
            <text:p>735.545251025083</text:p>
          </table:table-cell>
          <table:table-cell office:value-type="float" office:value="1235.13646926001" calcext:value-type="float">
            <text:p>1235.13646926001</text:p>
          </table:table-cell>
          <table:table-cell office:value-type="float" office:value="639.413038780757" calcext:value-type="float">
            <text:p>639.413038780757</text:p>
          </table:table-cell>
          <table:table-cell office:value-type="float" office:value="578.517281801851" calcext:value-type="float">
            <text:p>578.517281801851</text:p>
          </table:table-cell>
        </table:table-row>
        <table:table-row table:style-name="ro1">
          <table:table-cell table:number-columns-repeated="10"/>
          <table:table-cell table:formula="of:=[.K36]/1000" office:value-type="float" office:value="795.9802585938" calcext:value-type="float">
            <text:p>795.9802585938</text:p>
          </table:table-cell>
          <table:table-cell office:value-type="float" office:value="8886.50950333313" calcext:value-type="float">
            <text:p>8886.50950333313</text:p>
          </table:table-cell>
          <table:table-cell office:value-type="float" office:value="10315.1627643128" calcext:value-type="float">
            <text:p>10315.1627643128</text:p>
          </table:table-cell>
          <table:table-cell office:value-type="float" office:value="760.597427185087" calcext:value-type="float">
            <text:p>760.597427185087</text:p>
          </table:table-cell>
          <table:table-cell office:value-type="float" office:value="1498.85460240979" calcext:value-type="float">
            <text:p>1498.85460240979</text:p>
          </table:table-cell>
          <table:table-cell office:value-type="float" office:value="730.995391436554" calcext:value-type="float">
            <text:p>730.995391436554</text:p>
          </table:table-cell>
          <table:table-cell office:value-type="float" office:value="2085.69198854476" calcext:value-type="float">
            <text:p>2085.69198854476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[.K37]/1000" office:value-type="float" office:value="2119.2573647278" calcext:value-type="float">
            <text:p>2119.2573647278</text:p>
          </table:table-cell>
          <table:table-cell office:value-type="float" office:value="9688.85195617307" calcext:value-type="float">
            <text:p>9688.85195617307</text:p>
          </table:table-cell>
          <table:table-cell office:value-type="float" office:value="9587.4239816342" calcext:value-type="float">
            <text:p>9587.4239816342</text:p>
          </table:table-cell>
          <table:table-cell office:value-type="float" office:value="703.193508750879" calcext:value-type="float">
            <text:p>703.193508750879</text:p>
          </table:table-cell>
          <table:table-cell office:value-type="float" office:value="1381.2445198495" calcext:value-type="float">
            <text:p>1381.2445198495</text:p>
          </table:table-cell>
          <table:table-cell office:value-type="float" office:value="2404.06464052822" calcext:value-type="float">
            <text:p>2404.06464052822</text:p>
          </table:table-cell>
          <table:table-cell office:value-type="float" office:value="2698.26756742367" calcext:value-type="float">
            <text:p>2698.26756742367</text:p>
          </table:table-cell>
        </table:table-row>
        <table:table-row table:style-name="ro1">
          <table:table-cell table:number-columns-repeated="2"/>
          <table:table-cell office:value-type="float" office:value="112.6038965134" calcext:value-type="float">
            <text:p>112.603896513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[.K38]/1000" office:value-type="float" office:value="3746.6217903752" calcext:value-type="float">
            <text:p>3746.6217903752</text:p>
          </table:table-cell>
          <table:table-cell office:value-type="float" office:value="10444.8232413509" calcext:value-type="float">
            <text:p>10444.8232413509</text:p>
          </table:table-cell>
          <table:table-cell office:value-type="float" office:value="9412.14233905837" calcext:value-type="float">
            <text:p>9412.14233905837</text:p>
          </table:table-cell>
          <table:table-cell office:value-type="float" office:value="1330.11886342895" calcext:value-type="float">
            <text:p>1330.11886342895</text:p>
          </table:table-cell>
          <table:table-cell office:value-type="float" office:value="1563.30006445411" calcext:value-type="float">
            <text:p>1563.30006445411</text:p>
          </table:table-cell>
          <table:table-cell office:value-type="float" office:value="3191.57888682865" calcext:value-type="float">
            <text:p>3191.57888682865</text:p>
          </table:table-cell>
          <table:table-cell office:value-type="float" office:value="2620.01739368662" calcext:value-type="float">
            <text:p>2620.01739368662</text:p>
          </table:table-cell>
        </table:table-row>
        <table:table-row table:style-name="ro1">
          <table:table-cell table:number-columns-repeated="2"/>
          <table:table-cell office:value-type="float" office:value="795.9802585938" calcext:value-type="float">
            <text:p>795.98025859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/>
          <table:table-cell table:formula="of:=[.K39]/1000" office:value-type="float" office:value="4908.5708263752" calcext:value-type="float">
            <text:p>4908.5708263752</text:p>
          </table:table-cell>
          <table:table-cell office:value-type="float" office:value="9904.65807052416" calcext:value-type="float">
            <text:p>9904.65807052416</text:p>
          </table:table-cell>
          <table:table-cell office:value-type="float" office:value="11798.9152976543" calcext:value-type="float">
            <text:p>11798.9152976543</text:p>
          </table:table-cell>
          <table:table-cell office:value-type="float" office:value="1454.09155043187" calcext:value-type="float">
            <text:p>1454.09155043187</text:p>
          </table:table-cell>
          <table:table-cell office:value-type="float" office:value="1583.08492242699" calcext:value-type="float">
            <text:p>1583.08492242699</text:p>
          </table:table-cell>
          <table:table-cell office:value-type="float" office:value="3204.35951392562" calcext:value-type="float">
            <text:p>3204.35951392562</text:p>
          </table:table-cell>
          <table:table-cell office:value-type="float" office:value="3290.63838748711" calcext:value-type="float">
            <text:p>3290.63838748711</text:p>
          </table:table-cell>
        </table:table-row>
        <table:table-row table:style-name="ro1">
          <table:table-cell table:number-columns-repeated="2"/>
          <table:table-cell office:value-type="float" office:value="2119.2573647278" calcext:value-type="float">
            <text:p>2119.25736472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/>
          <table:table-cell table:formula="of:=[.K40]/1000" office:value-type="float" office:value="5424.1545053752" calcext:value-type="float">
            <text:p>5424.1545053752</text:p>
          </table:table-cell>
          <table:table-cell office:value-type="float" office:value="10128.3682884034" calcext:value-type="float">
            <text:p>10128.3682884034</text:p>
          </table:table-cell>
          <table:table-cell office:value-type="float" office:value="11587.4469626158" calcext:value-type="float">
            <text:p>11587.4469626158</text:p>
          </table:table-cell>
          <table:table-cell office:value-type="float" office:value="1645.74833556396" calcext:value-type="float">
            <text:p>1645.74833556396</text:p>
          </table:table-cell>
          <table:table-cell office:value-type="float" office:value="1661.40927486794" calcext:value-type="float">
            <text:p>1661.40927486794</text:p>
          </table:table-cell>
          <table:table-cell office:value-type="float" office:value="4477.99421306502" calcext:value-type="float">
            <text:p>4477.99421306502</text:p>
          </table:table-cell>
          <table:table-cell office:value-type="float" office:value="3435.48365700852" calcext:value-type="float">
            <text:p>3435.48365700852</text:p>
          </table:table-cell>
        </table:table-row>
        <table:table-row table:style-name="ro1">
          <table:table-cell table:number-columns-repeated="2"/>
          <table:table-cell office:value-type="float" office:value="3746.6217903752" calcext:value-type="float">
            <text:p>3746.621790375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908.5708263752" calcext:value-type="float">
            <text:p>4908.570826375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/>
          <table:table-cell table:formula="of:=[.K43]/60" office:value-type="float" office:value="1.87673160855667" calcext:value-type="float">
            <text:p>1.87673160855667</text:p>
          </table:table-cell>
          <table:table-cell office:value-type="float" office:value="8534.03118861495" calcext:value-type="float">
            <text:p>8534.03118861495</text:p>
          </table:table-cell>
          <table:table-cell office:value-type="float" office:value="9856.00858224104" calcext:value-type="float">
            <text:p>9856.00858224104</text:p>
          </table:table-cell>
          <table:table-cell office:value-type="float" office:value="735.545251025083" calcext:value-type="float">
            <text:p>735.545251025083</text:p>
          </table:table-cell>
          <table:table-cell office:value-type="float" office:value="1235.13646926001" calcext:value-type="float">
            <text:p>1235.13646926001</text:p>
          </table:table-cell>
          <table:table-cell office:value-type="float" office:value="639.413038780757" calcext:value-type="float">
            <text:p>639.413038780757</text:p>
          </table:table-cell>
          <table:table-cell office:value-type="float" office:value="578.517281801851" calcext:value-type="float">
            <text:p>578.517281801851</text:p>
          </table:table-cell>
        </table:table-row>
        <table:table-row table:style-name="ro1">
          <table:table-cell table:number-columns-repeated="2"/>
          <table:table-cell office:value-type="float" office:value="5424.1545053752" calcext:value-type="float">
            <text:p>5424.154505375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/>
          <table:table-cell table:formula="of:=[.K44]/60" office:value-type="float" office:value="13.26633764323" calcext:value-type="float">
            <text:p>13.26633764323</text:p>
          </table:table-cell>
          <table:table-cell office:value-type="float" office:value="8886.50950333313" calcext:value-type="float">
            <text:p>8886.50950333313</text:p>
          </table:table-cell>
          <table:table-cell office:value-type="float" office:value="10315.1627643128" calcext:value-type="float">
            <text:p>10315.1627643128</text:p>
          </table:table-cell>
          <table:table-cell office:value-type="float" office:value="760.597427185087" calcext:value-type="float">
            <text:p>760.597427185087</text:p>
          </table:table-cell>
          <table:table-cell office:value-type="float" office:value="1498.85460240979" calcext:value-type="float">
            <text:p>1498.85460240979</text:p>
          </table:table-cell>
          <table:table-cell office:value-type="float" office:value="730.995391436554" calcext:value-type="float">
            <text:p>730.995391436554</text:p>
          </table:table-cell>
          <table:table-cell office:value-type="float" office:value="2085.69198854476" calcext:value-type="float">
            <text:p>2085.69198854476</text:p>
          </table:table-cell>
        </table:table-row>
        <table:table-row table:style-name="ro1">
          <table:table-cell table:number-columns-repeated="10"/>
          <table:table-cell table:formula="of:=[.K45]/60" office:value-type="float" office:value="35.3209560787967" calcext:value-type="float">
            <text:p>35.3209560787967</text:p>
          </table:table-cell>
          <table:table-cell office:value-type="float" office:value="9688.85195617307" calcext:value-type="float">
            <text:p>9688.85195617307</text:p>
          </table:table-cell>
          <table:table-cell office:value-type="float" office:value="9587.4239816342" calcext:value-type="float">
            <text:p>9587.4239816342</text:p>
          </table:table-cell>
          <table:table-cell office:value-type="float" office:value="703.193508750879" calcext:value-type="float">
            <text:p>703.193508750879</text:p>
          </table:table-cell>
          <table:table-cell office:value-type="float" office:value="1381.2445198495" calcext:value-type="float">
            <text:p>1381.2445198495</text:p>
          </table:table-cell>
          <table:table-cell office:value-type="float" office:value="2404.06464052822" calcext:value-type="float">
            <text:p>2404.06464052822</text:p>
          </table:table-cell>
          <table:table-cell office:value-type="float" office:value="2698.26756742367" calcext:value-type="float">
            <text:p>2698.26756742367</text:p>
          </table:table-cell>
        </table:table-row>
        <table:table-row table:style-name="ro1">
          <table:table-cell table:number-columns-repeated="10"/>
          <table:table-cell table:formula="of:=[.K46]/60" office:value-type="float" office:value="62.4436965062533" calcext:value-type="float">
            <text:p>62.4436965062533</text:p>
          </table:table-cell>
          <table:table-cell office:value-type="float" office:value="10444.8232413509" calcext:value-type="float">
            <text:p>10444.8232413509</text:p>
          </table:table-cell>
          <table:table-cell office:value-type="float" office:value="9412.14233905837" calcext:value-type="float">
            <text:p>9412.14233905837</text:p>
          </table:table-cell>
          <table:table-cell office:value-type="float" office:value="1330.11886342895" calcext:value-type="float">
            <text:p>1330.11886342895</text:p>
          </table:table-cell>
          <table:table-cell office:value-type="float" office:value="1563.30006445411" calcext:value-type="float">
            <text:p>1563.30006445411</text:p>
          </table:table-cell>
          <table:table-cell office:value-type="float" office:value="3191.57888682865" calcext:value-type="float">
            <text:p>3191.57888682865</text:p>
          </table:table-cell>
          <table:table-cell office:value-type="float" office:value="2620.01739368662" calcext:value-type="float">
            <text:p>2620.01739368662</text:p>
          </table:table-cell>
        </table:table-row>
        <table:table-row table:style-name="ro1">
          <table:table-cell table:number-columns-repeated="10"/>
          <table:table-cell table:formula="of:=[.K47]/60" office:value-type="float" office:value="81.80951377292" calcext:value-type="float">
            <text:p>81.80951377292</text:p>
          </table:table-cell>
          <table:table-cell office:value-type="float" office:value="9904.65807052416" calcext:value-type="float">
            <text:p>9904.65807052416</text:p>
          </table:table-cell>
          <table:table-cell office:value-type="float" office:value="11798.9152976543" calcext:value-type="float">
            <text:p>11798.9152976543</text:p>
          </table:table-cell>
          <table:table-cell office:value-type="float" office:value="1454.09155043187" calcext:value-type="float">
            <text:p>1454.09155043187</text:p>
          </table:table-cell>
          <table:table-cell office:value-type="float" office:value="1583.08492242699" calcext:value-type="float">
            <text:p>1583.08492242699</text:p>
          </table:table-cell>
          <table:table-cell office:value-type="float" office:value="3204.35951392562" calcext:value-type="float">
            <text:p>3204.35951392562</text:p>
          </table:table-cell>
          <table:table-cell office:value-type="float" office:value="3290.63838748711" calcext:value-type="float">
            <text:p>3290.63838748711</text:p>
          </table:table-cell>
        </table:table-row>
        <table:table-row table:style-name="ro1">
          <table:table-cell table:number-columns-repeated="10"/>
          <table:table-cell table:formula="of:=[.K48]/60" office:value-type="float" office:value="90.4025750895867" calcext:value-type="float">
            <text:p>90.4025750895867</text:p>
          </table:table-cell>
          <table:table-cell office:value-type="float" office:value="10128.3682884034" calcext:value-type="float">
            <text:p>10128.3682884034</text:p>
          </table:table-cell>
          <table:table-cell office:value-type="float" office:value="11587.4469626158" calcext:value-type="float">
            <text:p>11587.4469626158</text:p>
          </table:table-cell>
          <table:table-cell office:value-type="float" office:value="1645.74833556396" calcext:value-type="float">
            <text:p>1645.74833556396</text:p>
          </table:table-cell>
          <table:table-cell office:value-type="float" office:value="1661.40927486794" calcext:value-type="float">
            <text:p>1661.40927486794</text:p>
          </table:table-cell>
          <table:table-cell office:value-type="float" office:value="4477.99421306502" calcext:value-type="float">
            <text:p>4477.99421306502</text:p>
          </table:table-cell>
          <table:table-cell office:value-type="float" office:value="3435.48365700852" calcext:value-type="float">
            <text:p>3435.48365700852</text:p>
          </table:table-cell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Proposed Method</text:p>
          </table:table-cell>
          <table:table-cell office:value-type="float" office:value="100.402575089587" calcext:value-type="float">
            <text:p>100.402575089587</text:p>
          </table:table-cell>
          <table:table-cell table:number-columns-repeated="2"/>
          <table:table-cell table:formula="of:=[.L62]-[.L61]" office:value-type="float" office:value="7.6088552994413" calcext:value-type="float">
            <text:p>7.6088552994413</text:p>
          </table:table-cell>
          <table:table-cell table:formula="of:=[.O61]/[.L62]" office:value-type="float" office:value="0.0704449082105131" calcext:value-type="float">
            <text:p>0.0704449082105131</text:p>
          </table:table-cell>
          <table:table-cell/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office:value-type="string" calcext:value-type="string">
            <text:p>Parsl-24w</text:p>
          </table:table-cell>
          <table:table-cell office:value-type="float" office:value="108.011430389028" calcext:value-type="float">
            <text:p>108.011430389028</text:p>
          </table:table-cell>
          <table:table-cell office:value-type="float" office:value="92.9983111425317" calcext:value-type="float">
            <text:p>92.9983111425317</text:p>
          </table:table-cell>
          <table:table-cell/>
          <table:table-cell table:formula="of:=[.L63]-[.L61]" office:value-type="float" office:value="43.4214582437466" calcext:value-type="float">
            <text:p>43.4214582437466</text:p>
          </table:table-cell>
          <table:table-cell table:formula="of:=[.O62]/[.L63]" office:value-type="float" office:value="0.301906831823517" calcext:value-type="float">
            <text:p>0.301906831823517</text:p>
          </table:table-cell>
          <table:table-cell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office:value-type="string" calcext:value-type="string">
            <text:p>DagOnStar-24w</text:p>
          </table:table-cell>
          <table:table-cell office:value-type="float" office:value="143.824033333333" calcext:value-type="float">
            <text:p>143.824033333333</text:p>
          </table:table-cell>
          <table:table-cell office:value-type="float" office:value="62.6366488611854" calcext:value-type="float">
            <text:p>62.6366488611854</text:p>
          </table:table-cell>
          <table:table-cell table:number-columns-repeated="4"/>
        </table:table-row>
        <table:table-row table:style-name="ro1" table:number-rows-repeated="7">
          <table:table-cell table:number-columns-repeated="17"/>
        </table:table-row>
        <table:table-row table:style-name="ro1">
          <table:table-cell table:number-columns-repeated="4"/>
          <table:table-cell office:value-type="float" office:value="5000" calcext:value-type="float">
            <text:p>50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[.E72]*[.G71]/[.E71]" office:value-type="float" office:value="0.0002" calcext:value-type="float">
            <text:p>0.0002</text:p>
          </table:table-cell>
          <table:table-cell table:number-columns-repeated="10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4"/>
          <table:table-cell table:formula="of:=[.E72]/[.G72]" office:value-type="float" office:value="5000" calcext:value-type="float">
            <text:p>5000</text:p>
          </table:table-cell>
          <table:table-cell table:number-columns-repeated="12"/>
        </table:table-row>
      </table:table>
      <table:table table:name="Sheet3" table:style-name="ta1">
        <table:table-column table:style-name="co1" table:number-columns-repeated="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.01781" calcext:value-type="float">
            <text:p>3.017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71303" calcext:value-type="float">
            <text:p>7.7713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336333" calcext:value-type="float">
            <text:p>17.3363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.883823" calcext:value-type="float">
            <text:p>27.88382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.343576" calcext:value-type="float">
            <text:p>40.34357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.950533" calcext:value-type="float">
            <text:p>50.95053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.707665" calcext:value-type="float">
            <text:p>59.70766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.473863" calcext:value-type="float">
            <text:p>68.47386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.29773" calcext:value-type="float">
            <text:p>77.2977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.11265" calcext:value-type="float">
            <text:p>86.1126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.265455" calcext:value-type="float">
            <text:p>94.26545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925523" calcext:value-type="float">
            <text:p>103.92552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.383249" calcext:value-type="float">
            <text:p>112.38324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.288288" calcext:value-type="float">
            <text:p>121.28828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.591051" calcext:value-type="float">
            <text:p>129.59105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.70664" calcext:value-type="float">
            <text:p>139.7066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.89319" calcext:value-type="float">
            <text:p>147.8931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.974294" calcext:value-type="float">
            <text:p>157.97429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.390115" calcext:value-type="float">
            <text:p>166.39011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.728401" calcext:value-type="float">
            <text:p>174.72840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.095515" calcext:value-type="float">
            <text:p>183.09551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.95902" calcext:value-type="float">
            <text:p>191.9590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.806044" calcext:value-type="float">
            <text:p>200.80604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.13548" calcext:value-type="float">
            <text:p>209.1354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.52741" calcext:value-type="float">
            <text:p>217.5274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.021387" calcext:value-type="float">
            <text:p>227.02138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.359394" calcext:value-type="float">
            <text:p>235.35939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.604815" calcext:value-type="float">
            <text:p>244.60481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.864392" calcext:value-type="float">
            <text:p>252.86439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.442445" calcext:value-type="float">
            <text:p>263.44244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.696813" calcext:value-type="float">
            <text:p>271.69681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.74496" calcext:value-type="float">
            <text:p>279.7449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8.131797" calcext:value-type="float">
            <text:p>288.13179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6.392378" calcext:value-type="float">
            <text:p>296.39237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.750494" calcext:value-type="float">
            <text:p>305.75049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.941037" calcext:value-type="float">
            <text:p>314.94103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3.729534" calcext:value-type="float">
            <text:p>323.72953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2.542424" calcext:value-type="float">
            <text:p>332.54242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.157068" calcext:value-type="float">
            <text:p>342.15706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.471939" calcext:value-type="float">
            <text:p>350.47193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9.56318" calcext:value-type="float">
            <text:p>359.5631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9.508538" calcext:value-type="float">
            <text:p>369.50853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.884338" calcext:value-type="float">
            <text:p>378.88433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7.778403" calcext:value-type="float">
            <text:p>387.77840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6.599573" calcext:value-type="float">
            <text:p>396.59957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4.907754" calcext:value-type="float">
            <text:p>404.90775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4.457251" calcext:value-type="float">
            <text:p>414.45725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4.00715" calcext:value-type="float">
            <text:p>424.0071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3.226196" calcext:value-type="float">
            <text:p>433.22619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1.593132" calcext:value-type="float">
            <text:p>441.59313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0.515148" calcext:value-type="float">
            <text:p>450.51514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8.933618" calcext:value-type="float">
            <text:p>458.93361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7.195219" calcext:value-type="float">
            <text:p>467.19521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6.804206" calcext:value-type="float">
            <text:p>476.80420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5.256102" calcext:value-type="float">
            <text:p>485.25610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4.035719" calcext:value-type="float">
            <text:p>494.03571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2.400215" calcext:value-type="float">
            <text:p>502.40021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1.265492" calcext:value-type="float">
            <text:p>511.26549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9.714549" calcext:value-type="float">
            <text:p>519.71454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9.249116" calcext:value-type="float">
            <text:p>529.24911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9.211626" calcext:value-type="float">
            <text:p>539.21162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7.542555" calcext:value-type="float">
            <text:p>547.54255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5.798496" calcext:value-type="float">
            <text:p>555.79849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4.139652" calcext:value-type="float">
            <text:p>564.13965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2.438524" calcext:value-type="float">
            <text:p>572.43852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0.718387" calcext:value-type="float">
            <text:p>580.71838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0.099629" calcext:value-type="float">
            <text:p>590.09962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8.44929" calcext:value-type="float">
            <text:p>598.4492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7.142909" calcext:value-type="float">
            <text:p>607.14290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6.997772" calcext:value-type="float">
            <text:p>616.99777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6.608628" calcext:value-type="float">
            <text:p>626.60862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6.096706" calcext:value-type="float">
            <text:p>636.09670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4.456878" calcext:value-type="float">
            <text:p>644.45687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2.913949" calcext:value-type="float">
            <text:p>652.91394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1.681104" calcext:value-type="float">
            <text:p>661.68110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0.023377" calcext:value-type="float">
            <text:p>670.02337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8.320861" calcext:value-type="float">
            <text:p>678.32086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6.654303" calcext:value-type="float">
            <text:p>686.65430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5.081544" calcext:value-type="float">
            <text:p>695.08154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3.453114" calcext:value-type="float">
            <text:p>703.45311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3.342868" calcext:value-type="float">
            <text:p>713.34286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2.278427" calcext:value-type="float">
            <text:p>722.27842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1.144744" calcext:value-type="float">
            <text:p>731.14474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0.546259" calcext:value-type="float">
            <text:p>740.54625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9.369276" calcext:value-type="float">
            <text:p>749.36927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8.848369" calcext:value-type="float">
            <text:p>758.84836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7.09164" calcext:value-type="float">
            <text:p>767.0916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5.353668" calcext:value-type="float">
            <text:p>775.35366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3.606238" calcext:value-type="float">
            <text:p>783.60623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3.533483" calcext:value-type="float">
            <text:p>793.53348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1.867616" calcext:value-type="float">
            <text:p>801.86761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0.113599" calcext:value-type="float">
            <text:p>810.11359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.931369" calcext:value-type="float">
            <text:p>819.93136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8.140331" calcext:value-type="float">
            <text:p>828.14033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6.850113" calcext:value-type="float">
            <text:p>836.85011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6.806484" calcext:value-type="float">
            <text:p>846.80648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5.141769" calcext:value-type="float">
            <text:p>855.14176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4.989339" calcext:value-type="float">
            <text:p>864.98933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3.235821" calcext:value-type="float">
            <text:p>873.23582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3.537632" calcext:value-type="float">
            <text:p>883.53763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1.900719" calcext:value-type="float">
            <text:p>891.90071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0.533493" calcext:value-type="float">
            <text:p>900.53349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9.960493" calcext:value-type="float">
            <text:p>909.96049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8.274306" calcext:value-type="float">
            <text:p>918.27430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8.306737" calcext:value-type="float">
            <text:p>928.30673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6.753691" calcext:value-type="float">
            <text:p>936.75369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5.525398" calcext:value-type="float">
            <text:p>945.52539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5.027524" calcext:value-type="float">
            <text:p>955.02752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4.581541" calcext:value-type="float">
            <text:p>964.58154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5.240203" calcext:value-type="float">
            <text:p>975.24020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.539391" calcext:value-type="float">
            <text:p>983.53939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2.421535" calcext:value-type="float">
            <text:p>992.42153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.688922" calcext:value-type="float">
            <text:p>1000.68892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9.032319" calcext:value-type="float">
            <text:p>1009.03231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8.358546" calcext:value-type="float">
            <text:p>1018.35854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6.797004" calcext:value-type="float">
            <text:p>1026.79700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5.062042" calcext:value-type="float">
            <text:p>1035.06204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3.794577" calcext:value-type="float">
            <text:p>1043.79457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3.230142" calcext:value-type="float">
            <text:p>1053.23014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2.823984" calcext:value-type="float">
            <text:p>1062.82398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2.285846" calcext:value-type="float">
            <text:p>1072.28584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1.035459" calcext:value-type="float">
            <text:p>1081.03545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1.732522" calcext:value-type="float">
            <text:p>1091.73252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.640939" calcext:value-type="float">
            <text:p>1100.64093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9.051103" calcext:value-type="float">
            <text:p>1109.05110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7.852204" calcext:value-type="float">
            <text:p>1117.85220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6.243555" calcext:value-type="float">
            <text:p>1126.24355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5.92501" calcext:value-type="float">
            <text:p>1135.9250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4.755401" calcext:value-type="float">
            <text:p>1144.75540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5.441945" calcext:value-type="float">
            <text:p>1155.44194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3.801585" calcext:value-type="float">
            <text:p>1163.80158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2.287056" calcext:value-type="float">
            <text:p>1172.28705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0.559025" calcext:value-type="float">
            <text:p>1180.55902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8.84665" calcext:value-type="float">
            <text:p>1188.8466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7.257454" calcext:value-type="float">
            <text:p>1197.25745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5.550053" calcext:value-type="float">
            <text:p>1205.55005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5.137553" calcext:value-type="float">
            <text:p>1215.13755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4.714786" calcext:value-type="float">
            <text:p>1224.71478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4.3188" calcext:value-type="float">
            <text:p>1234.318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2.796121" calcext:value-type="float">
            <text:p>1242.79612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1.24409" calcext:value-type="float">
            <text:p>1251.2440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1.098379" calcext:value-type="float">
            <text:p>1261.09837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1.014554" calcext:value-type="float">
            <text:p>1271.01455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0.628742" calcext:value-type="float">
            <text:p>1280.62874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8.96859" calcext:value-type="float">
            <text:p>1288.9685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7.391957" calcext:value-type="float">
            <text:p>1297.39195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6.920368" calcext:value-type="float">
            <text:p>1306.92036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5.303527" calcext:value-type="float">
            <text:p>1315.30352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3.760836" calcext:value-type="float">
            <text:p>1323.76083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3.244808" calcext:value-type="float">
            <text:p>1333.24480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2.877519" calcext:value-type="float">
            <text:p>1342.87751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1.811956" calcext:value-type="float">
            <text:p>1351.81195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0.233907" calcext:value-type="float">
            <text:p>1360.23390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8.972355" calcext:value-type="float">
            <text:p>1368.97235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7.493444" calcext:value-type="float">
            <text:p>1377.49344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8.077655" calcext:value-type="float">
            <text:p>1388.07765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7.067777" calcext:value-type="float">
            <text:p>1397.06777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6.917967" calcext:value-type="float">
            <text:p>1406.91796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5.334151" calcext:value-type="float">
            <text:p>1415.33415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5.41977" calcext:value-type="float">
            <text:p>1425.4197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3.887816" calcext:value-type="float">
            <text:p>1433.88781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2.354486" calcext:value-type="float">
            <text:p>1442.35448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0.730942" calcext:value-type="float">
            <text:p>1450.73094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9.090408" calcext:value-type="float">
            <text:p>1459.09040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7.532027" calcext:value-type="float">
            <text:p>1467.53202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.147671" calcext:value-type="float">
            <text:p>1477.14767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5.509526" calcext:value-type="float">
            <text:p>1485.50952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3.981634" calcext:value-type="float">
            <text:p>1493.98163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4.032738" calcext:value-type="float">
            <text:p>1504.03273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2.394013" calcext:value-type="float">
            <text:p>1512.39401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0.69866" calcext:value-type="float">
            <text:p>1520.6986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0.785575" calcext:value-type="float">
            <text:p>1530.78557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8.96789" calcext:value-type="float">
            <text:p>1538.9678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7.322515" calcext:value-type="float">
            <text:p>1547.32251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5.527414" calcext:value-type="float">
            <text:p>1555.52741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3.98049" calcext:value-type="float">
            <text:p>1563.9804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.860927" calcext:value-type="float">
            <text:p>1572.86092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1.10113" calcext:value-type="float">
            <text:p>1581.1011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0.59473" calcext:value-type="float">
            <text:p>1590.5947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9.329526" calcext:value-type="float">
            <text:p>1599.32952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8.901838" calcext:value-type="float">
            <text:p>1608.90183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7.153158" calcext:value-type="float">
            <text:p>1617.15315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7.090823" calcext:value-type="float">
            <text:p>1627.09082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6.019801" calcext:value-type="float">
            <text:p>1636.01980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5.384611" calcext:value-type="float">
            <text:p>1645.38461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4.217984" calcext:value-type="float">
            <text:p>1654.21798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3.232251" calcext:value-type="float">
            <text:p>1663.23225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1.568414" calcext:value-type="float">
            <text:p>1671.56841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1.358039" calcext:value-type="float">
            <text:p>1681.35803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9.865711" calcext:value-type="float">
            <text:p>1689.86571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8.290394" calcext:value-type="float">
            <text:p>1698.29039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6.75183" calcext:value-type="float">
            <text:p>1706.7518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5.194562" calcext:value-type="float">
            <text:p>1715.19456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3.485867" calcext:value-type="float">
            <text:p>1723.48586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1.962481" calcext:value-type="float">
            <text:p>1731.96248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0.471901" calcext:value-type="float">
            <text:p>1740.47190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8.857353" calcext:value-type="float">
            <text:p>1748.85735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8.489263" calcext:value-type="float">
            <text:p>1758.48926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6.781754" calcext:value-type="float">
            <text:p>1766.78175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5.700053" calcext:value-type="float">
            <text:p>1775.70005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4.655562" calcext:value-type="float">
            <text:p>1784.65556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3.019381" calcext:value-type="float">
            <text:p>1793.01938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1.530366" calcext:value-type="float">
            <text:p>1801.53036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0.140651" calcext:value-type="float">
            <text:p>1810.14065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8.588036" calcext:value-type="float">
            <text:p>1818.58803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8.623746" calcext:value-type="float">
            <text:p>1828.62374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8.290524" calcext:value-type="float">
            <text:p>1838.29052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7.068969" calcext:value-type="float">
            <text:p>1847.06896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5.855927" calcext:value-type="float">
            <text:p>1855.85592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4.150958" calcext:value-type="float">
            <text:p>1864.15095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3.003612" calcext:value-type="float">
            <text:p>1873.00361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1.23657" calcext:value-type="float">
            <text:p>1881.2365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9.552474" calcext:value-type="float">
            <text:p>1889.55247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7.91351" calcext:value-type="float">
            <text:p>1897.9135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7.203704" calcext:value-type="float">
            <text:p>1907.20370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6.726278" calcext:value-type="float">
            <text:p>1916.72627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6.825138" calcext:value-type="float">
            <text:p>1926.82513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6.859082" calcext:value-type="float">
            <text:p>1936.85908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5.233842" calcext:value-type="float">
            <text:p>1945.23384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3.745746" calcext:value-type="float">
            <text:p>1953.74574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2.454847" calcext:value-type="float">
            <text:p>1962.45484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0.829046" calcext:value-type="float">
            <text:p>1970.82904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9.312764" calcext:value-type="float">
            <text:p>1979.31276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7.726647" calcext:value-type="float">
            <text:p>1987.72664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6.088692" calcext:value-type="float">
            <text:p>1996.08869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4.454083" calcext:value-type="float">
            <text:p>2004.45408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2.875068" calcext:value-type="float">
            <text:p>2012.87506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1.306997" calcext:value-type="float">
            <text:p>2021.30699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9.729819" calcext:value-type="float">
            <text:p>2029.72981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9.851489" calcext:value-type="float">
            <text:p>2039.85148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.126626" calcext:value-type="float">
            <text:p>2048.12662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6.95993" calcext:value-type="float">
            <text:p>2056.9599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5.351053" calcext:value-type="float">
            <text:p>2065.35105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3.70811" calcext:value-type="float">
            <text:p>2073.7081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3.190032" calcext:value-type="float">
            <text:p>2083.19003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3.824205" calcext:value-type="float">
            <text:p>2093.82420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1.972488" calcext:value-type="float">
            <text:p>2101.97248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0.352354" calcext:value-type="float">
            <text:p>2110.35235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1.010691" calcext:value-type="float">
            <text:p>2121.01069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0.491617" calcext:value-type="float">
            <text:p>2130.49161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9.278158" calcext:value-type="float">
            <text:p>2139.27815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8.604891" calcext:value-type="float">
            <text:p>2148.60489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7.019473" calcext:value-type="float">
            <text:p>2157.01947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5.774958" calcext:value-type="float">
            <text:p>2165.77495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4.049062" calcext:value-type="float">
            <text:p>2174.04906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2.293124" calcext:value-type="float">
            <text:p>2182.29312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1.033412" calcext:value-type="float">
            <text:p>2191.03341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9.711911" calcext:value-type="float">
            <text:p>2199.71191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9.175187" calcext:value-type="float">
            <text:p>2209.17518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8.690712" calcext:value-type="float">
            <text:p>2218.69071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27.184189" calcext:value-type="float">
            <text:p>2227.18418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7.028632" calcext:value-type="float">
            <text:p>2237.02863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6.628667" calcext:value-type="float">
            <text:p>2246.62866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5.001822" calcext:value-type="float">
            <text:p>2255.00182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4.903953" calcext:value-type="float">
            <text:p>2264.90395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4.283581" calcext:value-type="float">
            <text:p>2274.28358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3.083723" calcext:value-type="float">
            <text:p>2283.08372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1.43439" calcext:value-type="float">
            <text:p>2291.4343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9.677227" calcext:value-type="float">
            <text:p>2299.67722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9.150669" calcext:value-type="float">
            <text:p>2309.15066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8.568111" calcext:value-type="float">
            <text:p>2318.56811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6.834049" calcext:value-type="float">
            <text:p>2326.83404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5.078661" calcext:value-type="float">
            <text:p>2335.07866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3.340271" calcext:value-type="float">
            <text:p>2343.34027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2.058911" calcext:value-type="float">
            <text:p>2352.05891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0.235949" calcext:value-type="float">
            <text:p>2360.23594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9.230892" calcext:value-type="float">
            <text:p>2369.23089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7.697905" calcext:value-type="float">
            <text:p>2377.69790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6.599115" calcext:value-type="float">
            <text:p>2386.59911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5.105498" calcext:value-type="float">
            <text:p>2395.10549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4.087654" calcext:value-type="float">
            <text:p>2404.08765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3.508314" calcext:value-type="float">
            <text:p>2413.50831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1.917193" calcext:value-type="float">
            <text:p>2421.91719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0.731586" calcext:value-type="float">
            <text:p>2430.73158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0.580352" calcext:value-type="float">
            <text:p>2440.58035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9.382365" calcext:value-type="float">
            <text:p>2449.38236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.895953" calcext:value-type="float">
            <text:p>2457.89595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7.903423" calcext:value-type="float">
            <text:p>2467.90342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6.322091" calcext:value-type="float">
            <text:p>2476.32209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5.185383" calcext:value-type="float">
            <text:p>2485.18538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5.288866" calcext:value-type="float">
            <text:p>2495.28886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3.694607" calcext:value-type="float">
            <text:p>2503.69460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13.826528" calcext:value-type="float">
            <text:p>2513.82652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2.218691" calcext:value-type="float">
            <text:p>2522.21869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30.574541" calcext:value-type="float">
            <text:p>2530.57454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39.068291" calcext:value-type="float">
            <text:p>2539.06829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49.937101" calcext:value-type="float">
            <text:p>2549.93710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9.578085" calcext:value-type="float">
            <text:p>2559.57808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8.461886" calcext:value-type="float">
            <text:p>2568.46188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76.838766" calcext:value-type="float">
            <text:p>2576.83876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7.724819" calcext:value-type="float">
            <text:p>2587.72481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96.779385" calcext:value-type="float">
            <text:p>2596.77938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6.652674" calcext:value-type="float">
            <text:p>2606.65267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5.006724" calcext:value-type="float">
            <text:p>2615.00672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3.757415" calcext:value-type="float">
            <text:p>2623.75741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2.054069" calcext:value-type="float">
            <text:p>2632.05406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2.036721" calcext:value-type="float">
            <text:p>2642.03672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0.344169" calcext:value-type="float">
            <text:p>2650.34416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9.182041" calcext:value-type="float">
            <text:p>2659.18204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8.061553" calcext:value-type="float">
            <text:p>2668.06155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7.497181" calcext:value-type="float">
            <text:p>2677.49718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7.07159" calcext:value-type="float">
            <text:p>2687.0715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7.069191" calcext:value-type="float">
            <text:p>2697.06919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6.979188" calcext:value-type="float">
            <text:p>2706.97918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5.726647" calcext:value-type="float">
            <text:p>2715.72664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24.199448" calcext:value-type="float">
            <text:p>2724.19944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3.10209" calcext:value-type="float">
            <text:p>2733.1020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2.791209" calcext:value-type="float">
            <text:p>2742.79120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51.161372" calcext:value-type="float">
            <text:p>2751.16137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59.670982" calcext:value-type="float">
            <text:p>2759.67098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68.049513" calcext:value-type="float">
            <text:p>2768.04951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6.592504" calcext:value-type="float">
            <text:p>2776.59250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5.427463" calcext:value-type="float">
            <text:p>2785.42746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4.172618" calcext:value-type="float">
            <text:p>2794.17261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2.684932" calcext:value-type="float">
            <text:p>2802.68493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1.527581" calcext:value-type="float">
            <text:p>2811.52758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0.904108" calcext:value-type="float">
            <text:p>2820.90410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30.362736" calcext:value-type="float">
            <text:p>2830.36273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39.142189" calcext:value-type="float">
            <text:p>2839.14218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9.697225" calcext:value-type="float">
            <text:p>2849.69722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8.584025" calcext:value-type="float">
            <text:p>2858.58402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6.828875" calcext:value-type="float">
            <text:p>2866.82887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5.675359" calcext:value-type="float">
            <text:p>2875.67535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84.40476" calcext:value-type="float">
            <text:p>2884.4047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92.847789" calcext:value-type="float">
            <text:p>2892.84778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2.304938" calcext:value-type="float">
            <text:p>2902.30493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1.680297" calcext:value-type="float">
            <text:p>2911.68029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20.495965" calcext:value-type="float">
            <text:p>2920.49596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28.745758" calcext:value-type="float">
            <text:p>2928.74575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38.731675" calcext:value-type="float">
            <text:p>2938.73167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47.664443" calcext:value-type="float">
            <text:p>2947.66444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57.184738" calcext:value-type="float">
            <text:p>2957.18473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65.539277" calcext:value-type="float">
            <text:p>2965.53927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73.810071" calcext:value-type="float">
            <text:p>2973.81007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3.24159" calcext:value-type="float">
            <text:p>2983.2415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91.68212" calcext:value-type="float">
            <text:p>2991.6821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0.191602" calcext:value-type="float">
            <text:p>3000.19160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8.713193" calcext:value-type="float">
            <text:p>3008.71319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7.168666" calcext:value-type="float">
            <text:p>3017.16866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26.094918" calcext:value-type="float">
            <text:p>3026.09491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35.727237" calcext:value-type="float">
            <text:p>3035.72723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44.272197" calcext:value-type="float">
            <text:p>3044.27219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2.591267" calcext:value-type="float">
            <text:p>3052.59126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61.946858" calcext:value-type="float">
            <text:p>3061.94685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0.716001" calcext:value-type="float">
            <text:p>3070.71600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8.928693" calcext:value-type="float">
            <text:p>3078.92869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8.576525" calcext:value-type="float">
            <text:p>3088.57652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8.524721" calcext:value-type="float">
            <text:p>3098.52472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6.944999" calcext:value-type="float">
            <text:p>3106.94499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16.197448" calcext:value-type="float">
            <text:p>3116.19744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25.553487" calcext:value-type="float">
            <text:p>3125.55348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35.58533" calcext:value-type="float">
            <text:p>3135.5853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4.393391" calcext:value-type="float">
            <text:p>3144.39339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3.313921" calcext:value-type="float">
            <text:p>3153.31392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61.768485" calcext:value-type="float">
            <text:p>3161.76848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70.177531" calcext:value-type="float">
            <text:p>3170.17753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80.19967" calcext:value-type="float">
            <text:p>3180.1996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88.801881" calcext:value-type="float">
            <text:p>3188.80188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97.319891" calcext:value-type="float">
            <text:p>3197.31989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5.837775" calcext:value-type="float">
            <text:p>3205.83777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14.340611" calcext:value-type="float">
            <text:p>3214.34061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23.865112" calcext:value-type="float">
            <text:p>3223.86511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33.774841" calcext:value-type="float">
            <text:p>3233.77484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42.193955" calcext:value-type="float">
            <text:p>3242.19395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51.171309" calcext:value-type="float">
            <text:p>3251.17130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59.623821" calcext:value-type="float">
            <text:p>3259.62382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67.907406" calcext:value-type="float">
            <text:p>3267.90740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.33682" calcext:value-type="float">
            <text:p>3276.3368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84.801553" calcext:value-type="float">
            <text:p>3284.80155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94.444926" calcext:value-type="float">
            <text:p>3294.44492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02.782826" calcext:value-type="float">
            <text:p>3302.78282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12.389125" calcext:value-type="float">
            <text:p>3312.38912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21.861274" calcext:value-type="float">
            <text:p>3321.86127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1.512151" calcext:value-type="float">
            <text:p>3331.51215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40.459683" calcext:value-type="float">
            <text:p>3340.45968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48.69585" calcext:value-type="float">
            <text:p>3348.6958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58.270981" calcext:value-type="float">
            <text:p>3358.27098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67.783334" calcext:value-type="float">
            <text:p>3367.78333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77.252625" calcext:value-type="float">
            <text:p>3377.25262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86.952953" calcext:value-type="float">
            <text:p>3386.95295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95.341428" calcext:value-type="float">
            <text:p>3395.34142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03.681305" calcext:value-type="float">
            <text:p>3403.68130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11.972159" calcext:value-type="float">
            <text:p>3411.97215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0.345628" calcext:value-type="float">
            <text:p>3420.34562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9.272391" calcext:value-type="float">
            <text:p>3429.27239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37.550952" calcext:value-type="float">
            <text:p>3437.55095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45.7875" calcext:value-type="float">
            <text:p>3445.787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55.29901" calcext:value-type="float">
            <text:p>3455.2990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64.12506" calcext:value-type="float">
            <text:p>3464.1250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2.579805" calcext:value-type="float">
            <text:p>3472.57980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0.93716" calcext:value-type="float">
            <text:p>3480.9371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0.667418" calcext:value-type="float">
            <text:p>3490.66741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9.983882" calcext:value-type="float">
            <text:p>3499.98388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8.279025" calcext:value-type="float">
            <text:p>3508.27902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17.579523" calcext:value-type="float">
            <text:p>3517.57952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25.917151" calcext:value-type="float">
            <text:p>3525.91715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34.923796" calcext:value-type="float">
            <text:p>3534.92379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43.266738" calcext:value-type="float">
            <text:p>3543.26673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52.85825" calcext:value-type="float">
            <text:p>3552.8582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62.46505" calcext:value-type="float">
            <text:p>3562.4650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69.776425" calcext:value-type="float">
            <text:p>3569.77642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3:00:11.267684348</meta:creation-date>
    <dc:date>2023-11-28T22:53:48.163652886</dc:date>
    <meta:editing-duration>PT1H31M33S</meta:editing-duration>
    <meta:editing-cycles>2</meta:editing-cycles>
    <meta:generator>LibreOffice/7.3.7.2$Linux_X86_64 LibreOffice_project/30$Build-2</meta:generator>
    <meta:document-statistic meta:table-count="3" meta:cell-count="240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75cm" svg:y="2.956cm" style:legend-expansion="high" chart:style-name="ch2"/>
        <chart:plot-area chart:style-name="ch3" table:cell-range-address="Sheet2.B10:Sheet2.H16" chart:data-source-has-labels="both" svg:x="0.32cm" svg:y="0.18cm" svg:width="11.635cm" svg:height="8.64cm">
          <chart:coordinate-region svg:x="1.867cm" svg:y="0.379cm" svg:width="9.947cm" svg:height="6.526cm"/>
          <chart:axis chart:dimension="x" chart:name="primary-x" chart:style-name="ch4" chartooo:axis-type="auto">
            <chartooo:date-scale/>
            <chart:categories table:cell-range-address="Sheet2.B11:Sheet2.B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C11:Sheet2.C16" chart:label-cell-address="Sheet2.C10:Sheet2.C10" chart:class="chart:line">
            <chart:data-point chart:repeated="6"/>
          </chart:series>
          <chart:series chart:style-name="ch7" chart:values-cell-range-address="Sheet2.D11:Sheet2.D16" chart:label-cell-address="Sheet2.D10:Sheet2.D10" chart:class="chart:line">
            <chart:data-point chart:repeated="6"/>
          </chart:series>
          <chart:series chart:style-name="ch8" chart:values-cell-range-address="Sheet2.E11:Sheet2.E16" chart:label-cell-address="Sheet2.E10:Sheet2.E10" chart:class="chart:line">
            <chart:data-point chart:repeated="6"/>
          </chart:series>
          <chart:series chart:style-name="ch9" chart:values-cell-range-address="Sheet2.F11:Sheet2.F16" chart:label-cell-address="Sheet2.F10:Sheet2.F10" chart:class="chart:line">
            <chart:data-point chart:repeated="6"/>
          </chart:series>
          <chart:series chart:style-name="ch10" chart:values-cell-range-address="Sheet2.G11:Sheet2.G16" chart:label-cell-address="Sheet2.G10:Sheet2.G10" chart:class="chart:line">
            <chart:data-point chart:repeated="6"/>
          </chart:series>
          <chart:series chart:style-name="ch11" chart:values-cell-range-address="Sheet2.H11:Sheet2.H16" chart:label-cell-address="Sheet2.H10:Sheet2.H10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compressing</text:p>
                <draw:g>
                  <svg:desc>Sheet2.C10:Sheet2.C10</svg:desc>
                </draw:g>
              </table:table-cell>
              <table:table-cell office:value-type="string">
                <text:p>Indexing</text:p>
                <draw:g>
                  <svg:desc>Sheet2.D10:Sheet2.D10</svg:desc>
                </draw:g>
              </table:table-cell>
              <table:table-cell office:value-type="string">
                <text:p>Radiometric</text:p>
                <draw:g>
                  <svg:desc>Sheet2.E10:Sheet2.E10</svg:desc>
                </draw:g>
              </table:table-cell>
              <table:table-cell office:value-type="string">
                <text:p>Atmospheric</text:p>
                <draw:g>
                  <svg:desc>Sheet2.F10:Sheet2.F10</svg:desc>
                </draw:g>
              </table:table-cell>
              <table:table-cell office:value-type="string">
                <text:p>ToRGB</text:p>
                <draw:g>
                  <svg:desc>Sheet2.G10:Sheet2.G10</svg:desc>
                </draw:g>
              </table:table-cell>
              <table:table-cell office:value-type="string">
                <text:p>Derivatives</text:p>
                <draw:g>
                  <svg:desc>Sheet2.H10:Sheet2.H10</svg:desc>
                </draw:g>
              </table:table-cell>
            </table:table-row>
          </table:table-header-rows>
          <table:table-rows>
            <table:table-row>
              <table:table-cell office:value-type="float" office:value="64708.523">
                <text:p>64708.523</text:p>
                <draw:g>
                  <svg:desc>Sheet2.B11:Sheet2.B16</svg:desc>
                </draw:g>
              </table:table-cell>
              <table:table-cell office:value-type="float" office:value="1066753.89857687">
                <text:p>1066753.89857687</text:p>
                <draw:g>
                  <svg:desc>Sheet2.C11:Sheet2.C16</svg:desc>
                </draw:g>
              </table:table-cell>
              <table:table-cell office:value-type="float" office:value="1232001.07278013">
                <text:p>1232001.07278013</text:p>
                <draw:g>
                  <svg:desc>Sheet2.D11:Sheet2.D16</svg:desc>
                </draw:g>
              </table:table-cell>
              <table:table-cell office:value-type="float" office:value="91943.1563781354">
                <text:p>91943.1563781354</text:p>
                <draw:g>
                  <svg:desc>Sheet2.E11:Sheet2.E16</svg:desc>
                </draw:g>
              </table:table-cell>
              <table:table-cell office:value-type="float" office:value="154392.058657501">
                <text:p>154392.058657501</text:p>
                <draw:g>
                  <svg:desc>Sheet2.F11:Sheet2.F16</svg:desc>
                </draw:g>
              </table:table-cell>
              <table:table-cell office:value-type="float" office:value="79926.6298475946">
                <text:p>79926.6298475946</text:p>
                <draw:g>
                  <svg:desc>Sheet2.G11:Sheet2.G16</svg:desc>
                </draw:g>
              </table:table-cell>
              <table:table-cell office:value-type="float" office:value="72314.6602252314">
                <text:p>72314.6602252314</text:p>
                <draw:g>
                  <svg:desc>Sheet2.H11:Sheet2.H16</svg:desc>
                </draw:g>
              </table:table-cell>
            </table:table-row>
            <table:table-row>
              <table:table-cell office:value-type="float" office:value="460712.644">
                <text:p>460712.644</text:p>
              </table:table-cell>
              <table:table-cell office:value-type="float" office:value="1110813.68791664">
                <text:p>1110813.68791664</text:p>
              </table:table-cell>
              <table:table-cell office:value-type="float" office:value="1289395.3455391">
                <text:p>1289395.3455391</text:p>
              </table:table-cell>
              <table:table-cell office:value-type="float" office:value="95074.6783981358">
                <text:p>95074.6783981358</text:p>
              </table:table-cell>
              <table:table-cell office:value-type="float" office:value="187356.825301224">
                <text:p>187356.825301224</text:p>
              </table:table-cell>
              <table:table-cell office:value-type="float" office:value="91374.4239295693">
                <text:p>91374.4239295693</text:p>
              </table:table-cell>
              <table:table-cell office:value-type="float" office:value="260711.498568095">
                <text:p>260711.498568095</text:p>
              </table:table-cell>
            </table:table-row>
            <table:table-row>
              <table:table-cell office:value-type="float" office:value="1305036.015">
                <text:p>1305036.015</text:p>
              </table:table-cell>
              <table:table-cell office:value-type="float" office:value="1211106.49452163">
                <text:p>1211106.49452163</text:p>
              </table:table-cell>
              <table:table-cell office:value-type="float" office:value="1198427.99770428">
                <text:p>1198427.99770428</text:p>
              </table:table-cell>
              <table:table-cell office:value-type="float" office:value="87899.1885938599">
                <text:p>87899.1885938599</text:p>
              </table:table-cell>
              <table:table-cell office:value-type="float" office:value="172655.564981187">
                <text:p>172655.564981187</text:p>
              </table:table-cell>
              <table:table-cell office:value-type="float" office:value="300508.080066028">
                <text:p>300508.080066028</text:p>
              </table:table-cell>
              <table:table-cell office:value-type="float" office:value="337283.445927959">
                <text:p>337283.445927959</text:p>
              </table:table-cell>
            </table:table-row>
            <table:table-row>
              <table:table-cell office:value-type="float" office:value="2405551.332">
                <text:p>2405551.332</text:p>
              </table:table-cell>
              <table:table-cell office:value-type="float" office:value="1305602.90516886">
                <text:p>1305602.90516886</text:p>
              </table:table-cell>
              <table:table-cell office:value-type="float" office:value="1176517.7923823">
                <text:p>1176517.7923823</text:p>
              </table:table-cell>
              <table:table-cell office:value-type="float" office:value="166264.857928619">
                <text:p>166264.857928619</text:p>
              </table:table-cell>
              <table:table-cell office:value-type="float" office:value="195412.508056763">
                <text:p>195412.508056763</text:p>
              </table:table-cell>
              <table:table-cell office:value-type="float" office:value="398947.360853581">
                <text:p>398947.360853581</text:p>
              </table:table-cell>
              <table:table-cell office:value-type="float" office:value="327502.174210828">
                <text:p>327502.174210828</text:p>
              </table:table-cell>
            </table:table-row>
            <table:table-row>
              <table:table-cell office:value-type="float" office:value="3567500.368">
                <text:p>3567500.368</text:p>
              </table:table-cell>
              <table:table-cell office:value-type="float" office:value="1238082.25881552">
                <text:p>1238082.25881552</text:p>
              </table:table-cell>
              <table:table-cell office:value-type="float" office:value="1474864.41220679">
                <text:p>1474864.41220679</text:p>
              </table:table-cell>
              <table:table-cell office:value-type="float" office:value="181761.443803984">
                <text:p>181761.443803984</text:p>
              </table:table-cell>
              <table:table-cell office:value-type="float" office:value="197885.615303373">
                <text:p>197885.615303373</text:p>
              </table:table-cell>
              <table:table-cell office:value-type="float" office:value="400544.939240702">
                <text:p>400544.939240702</text:p>
              </table:table-cell>
              <table:table-cell office:value-type="float" office:value="411329.798435889">
                <text:p>411329.798435889</text:p>
              </table:table-cell>
            </table:table-row>
            <table:table-row>
              <table:table-cell office:value-type="float" office:value="4083084.047">
                <text:p>4083084.047</text:p>
              </table:table-cell>
              <table:table-cell office:value-type="float" office:value="1266046.03605042">
                <text:p>1266046.03605042</text:p>
              </table:table-cell>
              <table:table-cell office:value-type="float" office:value="1448430.87032697">
                <text:p>1448430.87032697</text:p>
              </table:table-cell>
              <table:table-cell office:value-type="float" office:value="205718.541945495">
                <text:p>205718.541945495</text:p>
              </table:table-cell>
              <table:table-cell office:value-type="float" office:value="207676.159358492">
                <text:p>207676.159358492</text:p>
              </table:table-cell>
              <table:table-cell office:value-type="float" office:value="559749.276633127">
                <text:p>559749.276633127</text:p>
              </table:table-cell>
              <table:table-cell office:value-type="float" office:value="429435.457126065">
                <text:p>429435.4571260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